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2.428241" calcext:value-type="float">
            <text:p>2,428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2.428241" calcext:value-type="float">
            <text:p>2,428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2.362474" calcext:value-type="float">
            <text:p>2,362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362474" calcext:value-type="float">
            <text:p>2,362</text:p>
          </table:table-cell>
          <table:table-cell table:style-name="ce4" table:formula="of:=[.E6]/[.$E$5]" office:value-type="float" office:value="0.97291578554188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28.931396" calcext:value-type="float">
            <text:p>28,931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28.931396" calcext:value-type="float">
            <text:p>28,931</text:p>
          </table:table-cell>
          <table:table-cell table:style-name="ce4" table:formula="of:=[.E7]/[.$E$5]" office:value-type="float" office:value="11.9145488442045" calcext:value-type="float">
            <text:p>11,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93.78946" calcext:value-type="float">
            <text:p>93,789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93.78946" calcext:value-type="float">
            <text:p>93,789</text:p>
          </table:table-cell>
          <table:table-cell table:style-name="ce4" table:formula="of:=[.E8]/[.$E$5]" office:value-type="float" office:value="38.6244446082576" calcext:value-type="float">
            <text:p>38,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8.569374" calcext:value-type="float">
            <text:p>28,569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183513996491488" calcext:value-type="float">
            <text:p>0,184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7.712601" calcext:value-type="float">
            <text:p>27,713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189187582933843" calcext:value-type="float">
            <text:p>0,189</text:p>
          </table:table-cell>
          <table:table-cell table:style-name="ce4" table:formula="of:=[.E15]/[.$E$14]" office:value-type="float" office:value="1.03091636905536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8.017641" calcext:value-type="float">
            <text:p>8,018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653918029006288" calcext:value-type="float">
            <text:p>0,654</text:p>
          </table:table-cell>
          <table:table-cell table:style-name="ce4" table:formula="of:=[.E16]/[.$E$14]" office:value-type="float" office:value="3.56331419678182" calcext:value-type="float">
            <text:p>3,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665473" calcext:value-type="float">
            <text:p>0,665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7.87842632233013" calcext:value-type="float">
            <text:p>7,878</text:p>
          </table:table-cell>
          <table:table-cell table:style-name="ce4" table:formula="of:=[.E17]/[.$E$14]" office:value-type="float" office:value="42.9309288280667" calcext:value-type="float">
            <text:p>42,9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29349" calcext:value-type="float">
            <text:p>0,729349</text:p>
          </table:table-cell>
          <table:table-cell office:value-type="float" office:value="1.167103" calcext:value-type="float">
            <text:p>1,167103</text:p>
          </table:table-cell>
          <table:table-cell office:value-type="float" office:value="2.428241" calcext:value-type="float">
            <text:p>2,4282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80598" calcext:value-type="float">
            <text:p>0,880598</text:p>
          </table:table-cell>
          <table:table-cell office:value-type="float" office:value="1.32764" calcext:value-type="float">
            <text:p>1,32764</text:p>
          </table:table-cell>
          <table:table-cell office:value-type="float" office:value="2.362474" calcext:value-type="float">
            <text:p>2,36247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.563328" calcext:value-type="float">
            <text:p>12,563328</text:p>
          </table:table-cell>
          <table:table-cell office:value-type="float" office:value="29.332018" calcext:value-type="float">
            <text:p>29,332018</text:p>
          </table:table-cell>
          <table:table-cell office:value-type="float" office:value="28.931396" calcext:value-type="float">
            <text:p>28,93139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.776054" calcext:value-type="float">
            <text:p>59,776054</text:p>
          </table:table-cell>
          <table:table-cell office:value-type="float" office:value="33.262372" calcext:value-type="float">
            <text:p>33,262372</text:p>
          </table:table-cell>
          <table:table-cell office:value-type="float" office:value="93.78946" calcext:value-type="float">
            <text:p>93,78946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8.519578" calcext:value-type="float">
            <text:p>28,519578</text:p>
          </table:table-cell>
          <table:table-cell office:value-type="float" office:value="0.004917" calcext:value-type="float">
            <text:p>0,004917</text:p>
          </table:table-cell>
          <table:table-cell office:value-type="float" office:value="28.569374" calcext:value-type="float">
            <text:p>28,56937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7.675635" calcext:value-type="float">
            <text:p>27,675635</text:p>
          </table:table-cell>
          <table:table-cell office:value-type="float" office:value="0.001962" calcext:value-type="float">
            <text:p>0,001962</text:p>
          </table:table-cell>
          <table:table-cell office:value-type="float" office:value="27.712601" calcext:value-type="float">
            <text:p>27,7126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0.409329" calcext:value-type="float">
            <text:p>30,409329</text:p>
          </table:table-cell>
          <table:table-cell office:value-type="float" office:value="0.002982" calcext:value-type="float">
            <text:p>0,002982</text:p>
          </table:table-cell>
          <table:table-cell office:value-type="float" office:value="8.017641" calcext:value-type="float">
            <text:p>8,0176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330177" calcext:value-type="float">
            <text:p>0,330177</text:p>
          </table:table-cell>
          <table:table-cell office:value-type="float" office:value="0.33458" calcext:value-type="float">
            <text:p>0,33458</text:p>
          </table:table-cell>
          <table:table-cell office:value-type="float" office:value="0.665473" calcext:value-type="float">
            <text:p>0,665473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-00-00</text:date>, <text:time style:data-style-name="N2" text:time-value="17:21:50.333776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8-11-08T17:49:13.092374155</dc:date>
    <meta:editing-duration>PT6H50M6S</meta:editing-duration>
    <meta:editing-cycles>27</meta:editing-cycles>
    <meta:generator>LibreOffice/6.0.6.1$Linux_X86_64 LibreOffice_project/00$Build-1</meta:generator>
    <meta:document-statistic meta:table-count="3" meta:cell-count="122" meta:object-count="0"/>
  </office:meta>
</office:document-meta>
</file>